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25-04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24-04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23-04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21-05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20-04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8-04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6-04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5-06-0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4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3-04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2-02-1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11-03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09-04-0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05-04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03-04-1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01-05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2000-03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99-04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9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7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227091522701</text:p>
          </table:table-cell>
          <table:table-cell office:value-type="string" calcext:value-type="string">
            <text:p>02S08W16BDA1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